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043cm"/>
    </style:style>
    <style:style style:name="Tabela1.B" style:family="table-column">
      <style:table-column-properties style:column-width="6.505cm"/>
    </style:style>
    <style:style style:name="Tabela1.C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22742a" officeooo:paragraph-rsid="0022742a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color="#000000" loext:opacity="100%" officeooo:paragraph-rsid="0022742a"/>
    </style:style>
    <style:style style:name="P10" style:family="paragraph" style:parent-style-name="Heading_20_1">
      <style:text-properties officeooo:paragraph-rsid="0022742a"/>
    </style:style>
    <style:style style:name="P11" style:family="paragraph" style:parent-style-name="Heading_20_1">
      <style:text-properties officeooo:rsid="0022742a" officeooo:paragraph-rsid="0022742a"/>
    </style:style>
    <style:style style:name="P12" style:family="paragraph" style:parent-style-name="Text_20_body">
      <style:text-properties fo:color="#000000" loext:opacity="100%" officeooo:paragraph-rsid="00200e86"/>
    </style:style>
    <style:style style:name="P13" style:family="paragraph" style:parent-style-name="Standard">
      <style:paragraph-properties fo:margin-left="1.249cm"/>
      <style:text-properties officeooo:paragraph-rsid="00200e86"/>
    </style:style>
    <style:style style:name="P14" style:family="paragraph" style:parent-style-name="Text_20_body">
      <style:text-properties fo:color="#7b7b7b" loext:opacity="100%" fo:font-style="italic" officeooo:rsid="00200e86" officeooo:paragraph-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15" style:family="paragraph" style:parent-style-name="Standard">
      <style:paragraph-properties fo:margin-left="2.498cm"/>
      <style:text-properties officeooo:paragraph-rsid="00200e86"/>
    </style:style>
    <style:style style:name="P16" style:family="paragraph" style:parent-style-name="Heading_20_2">
      <style:text-properties officeooo:paragraph-rsid="001eafc5"/>
    </style:style>
    <style:style style:name="T1" style:family="text">
      <style:text-properties officeooo:rsid="001eafc5"/>
    </style:style>
    <style:style style:name="T2" style:family="text">
      <style:text-properties officeooo:rsid="0022742a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Plan Zapewnienia jakości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1">szablon_</text:span></text:span><text:span text:style-name="Strong_20_Emphasis"><text:span text:style-name="T2">plan_zapewn_jakosci</text:span></text:span><text:span text:style-name="Strong_20_Emphasis"><text:span text:style-name="T1">v1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2<text:span text:style-name="T2">2</text:span>.06.2025</text:p>
            </table:table-cell>
            <table:table-cell table:style-name="Tabela1.A1" office:value-type="string">
              <text:p text:style-name="P3"><text:span text:style-name="Strong_20_Emphasis"><text:span text:style-name="T1">Wersja</text:span></text:span><text:span text:style-name="Strong_20_Emphasis">:</text:span></text:p>
              <text:p text:style-name="P5">0.1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1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1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Plan zapewnienia jakości</text:span><text:line-break/><text:span text:style-name="T3">&lt;Nazwa Projektu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8"><text:a xlink:type="simple" xlink:href="#__RefHeading___Toc15431_1148864075" text:style-name="Index_20_Link" text:visited-style-name="Index_20_Link">1 Cel dokumentu<text:tab/>3</text:a></text:p>
          <text:p text:style-name="P8"><text:a xlink:type="simple" xlink:href="#__RefHeading___Toc15433_1148864075" text:style-name="Index_20_Link" text:visited-style-name="Index_20_Link">2 Zakres dokumentu<text:tab/>3</text:a></text:p>
          <text:p text:style-name="P8"><text:a xlink:type="simple" xlink:href="#__RefHeading___Toc15435_1148864075" text:style-name="Index_20_Link" text:visited-style-name="Index_20_Link">3 Charakterystyka projektu<text:tab/>3</text:a></text:p>
          <text:p text:style-name="P8"><text:a xlink:type="simple" xlink:href="#__RefHeading___Toc15437_1148864075" text:style-name="Index_20_Link" text:visited-style-name="Index_20_Link">4 Identyfikacja obszaru QA<text:tab/>3</text:a></text:p>
          <text:p text:style-name="P8"><text:a xlink:type="simple" xlink:href="#__RefHeading___Toc15439_1148864075" text:style-name="Index_20_Link" text:visited-style-name="Index_20_Link">5 Standardy i procedury QA<text:tab/>3</text:a></text:p>
          <text:p text:style-name="P8"><text:a xlink:type="simple" xlink:href="#__RefHeading___Toc15441_1148864075" text:style-name="Index_20_Link" text:visited-style-name="Index_20_Link">6 Relacje z innymi planami projektu<text:tab/>3</text:a></text:p>
          <text:p text:style-name="P8"><text:a xlink:type="simple" xlink:href="#__RefHeading___Toc15443_1148864075" text:style-name="Index_20_Link" text:visited-style-name="Index_20_Link">7 Referencje<text:tab/>3</text:a></text:p>
          <text:p text:style-name="P8"><text:a xlink:type="simple" xlink:href="#__RefHeading___Toc15445_1148864075" text:style-name="Index_20_Link" text:visited-style-name="Index_20_Link">8 Zasoby QA<text:tab/>3</text:a></text:p>
          <text:p text:style-name="P8"><text:a xlink:type="simple" xlink:href="#__RefHeading___Toc15447_1148864075" text:style-name="Index_20_Link" text:visited-style-name="Index_20_Link">9 Zakres odpowiedzialności za procesy QA<text:tab/>3</text:a></text:p>
          <text:p text:style-name="P8"><text:a xlink:type="simple" xlink:href="#__RefHeading___Toc15449_1148864075" text:style-name="Index_20_Link" text:visited-style-name="Index_20_Link">10 Harmonogram<text:tab/>3</text:a></text:p>
          <text:p text:style-name="P8"><text:a xlink:type="simple" xlink:href="#__RefHeading___Toc15451_1148864075" text:style-name="Index_20_Link" text:visited-style-name="Index_20_Link">11 Standardy i procedury<text:tab/>3</text:a></text:p>
          <text:p text:style-name="P8"><text:a xlink:type="simple" xlink:href="#__RefHeading___Toc15453_1148864075" text:style-name="Index_20_Link" text:visited-style-name="Index_20_Link">12 Zasady rejestracji i raportowania o błędach<text:tab/>3</text:a></text:p>
          <text:p text:style-name="P8"><text:a xlink:type="simple" xlink:href="#__RefHeading___Toc15455_1148864075" text:style-name="Index_20_Link" text:visited-style-name="Index_20_Link">13 Zarządzanie ryzykiem<text:tab/>3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soft-page-break/></text:h>
      <text:h text:style-name="Heading_20_1" text:outline-level="1"><text:bookmark-start text:name="__RefHeading___Toc15431_1148864075"/>Cel dokumentu<text:bookmark-end text:name="__RefHeading___Toc15431_1148864075"/></text:h>
      <text:h text:style-name="P9" text:outline-level="1"><text:bookmark-start text:name="__RefHeading___Toc15433_1148864075"/><text:span text:style-name="T2">Zakres dokumentu</text:span><text:bookmark-end text:name="__RefHeading___Toc15433_1148864075"/></text:h>
      <text:h text:style-name="P9" text:outline-level="1"><text:bookmark-start text:name="__RefHeading___Toc15435_1148864075"/><text:span text:style-name="T2">Charakterystyka projektu</text:span><text:bookmark-end text:name="__RefHeading___Toc15435_1148864075"/></text:h>
      <text:h text:style-name="P9" text:outline-level="1"><text:bookmark-start text:name="__RefHeading___Toc15437_1148864075"/><text:bookmark-start text:name="_Toc130744313"/><text:span text:style-name="T2">I</text:span><text:bookmark-end text:name="_Toc130744313"/><text:span text:style-name="T2">dentyfikacja obszaru QA</text:span><text:bookmark-end text:name="__RefHeading___Toc15437_1148864075"/></text:h>
      <text:h text:style-name="P9" text:outline-level="1"><text:bookmark-start text:name="__RefHeading___Toc15439_1148864075"/><text:bookmark-start text:name="_Toc130744314"/><text:span text:style-name="T2">S</text:span><text:bookmark-end text:name="_Toc130744314"/><text:span text:style-name="T2">tandardy i procedury QA</text:span><text:bookmark-end text:name="__RefHeading___Toc15439_1148864075"/></text:h>
      <text:h text:style-name="P10" text:outline-level="1"><text:bookmark-start text:name="__RefHeading___Toc15441_1148864075"/><text:span text:style-name="T2">Relacje z innymi planami projektu</text:span><text:bookmark-end text:name="__RefHeading___Toc15441_1148864075"/></text:h>
      <text:h text:style-name="Heading_20_1" text:outline-level="1"><text:bookmark text:name="_Toc130744316"/><text:bookmark-start text:name="__RefHeading___Toc15443_1148864075"/><text:span text:style-name="T2">Referencje</text:span><text:bookmark-end text:name="__RefHeading___Toc15443_1148864075"/></text:h>
      <text:h text:style-name="P11" text:outline-level="1"><text:bookmark-start text:name="__RefHeading___Toc15445_1148864075"/>Zasoby QA <text:bookmark-end text:name="__RefHeading___Toc15445_1148864075"/></text:h>
      <text:h text:style-name="P11" text:outline-level="1"><text:bookmark-start text:name="__RefHeading___Toc15447_1148864075"/>Zakres odpowiedzialności za procesy QA <text:bookmark-end text:name="__RefHeading___Toc15447_1148864075"/></text:h>
      <text:h text:style-name="P10" text:outline-level="1"><text:bookmark-start text:name="__RefHeading___Toc15449_1148864075"/><text:span text:style-name="T2">Harmonogram</text:span><text:bookmark-end text:name="__RefHeading___Toc15449_1148864075"/></text:h>
      <text:h text:style-name="P10" text:outline-level="1"><text:bookmark-start text:name="__RefHeading___Toc15451_1148864075"/><text:span text:style-name="T2">Standardy i procedury</text:span><text:bookmark-end text:name="__RefHeading___Toc15451_1148864075"/></text:h>
      <text:h text:style-name="P11" text:outline-level="1"><text:bookmark-start text:name="__RefHeading___Toc15453_1148864075"/>Zasady rejestracji i raportowania o błędach<text:bookmark-end text:name="__RefHeading___Toc15453_1148864075"/></text:h>
      <text:h text:style-name="P11" text:outline-level="1"><text:bookmark-start text:name="__RefHeading___Toc15455_1148864075"/>Zarządzanie ryzykiem<text:bookmark-end text:name="__RefHeading___Toc15455_1148864075"/></text:h>
      <text:p text:style-name="P12"><text:span text:style-name="T4"/></text:p>
      <text:p text:style-name="P13" loext:marker-style-name="T5"><text:span text:style-name="T5"/></text:p>
      <text:p text:style-name="P14"/>
      <text:p text:style-name="P15" loext:marker-style-name="T5"><text:span text:style-name="T5"/></text:p>
      <text:h text:style-name="P16" text:outline-level="2" text:is-list-header="true"><text:span text:style-name="T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2T12:15:31.288617800</dc:date>
    <meta:editing-duration>PT19M25S</meta:editing-duration>
    <meta:editing-cycles>4</meta:editing-cycles>
    <meta:generator>LibreOffice/25.2.4.3$Windows_X86_64 LibreOffice_project/33e196637044ead23f5c3226cde09b47731f7e27</meta:generator>
    <meta:document-statistic meta:table-count="1" meta:image-count="0" meta:object-count="0" meta:page-count="3" meta:paragraph-count="38" meta:word-count="140" meta:character-count="851" meta:non-whitespace-character-count="760"/>
  </office:meta>
</office:document-meta>
</file>